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date style:data-style-name="N10121" text:date-value="2020-06-07T23:24:28.998237024" text:fixed="true">2020</text:dat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7T23:23:45.711282156</meta:creation-date>
    <meta:editing-cycles>0</meta:editing-cycles>
    <meta:editing-duration>P0D</meta:editing-duration>
    <meta:document-statistic meta:table-count="0" meta:image-count="0" meta:object-count="0" meta:page-count="1" meta:paragraph-count="1" meta:word-count="1" meta:character-count="8" meta:non-whitespace-character-count="8"/>
    <meta:generator>LibreOfficeDev/7.0.0.0.beta1$Linux_X86_64 LibreOffice_project/94f789cbb33335b4a511c319542c7bdc31ff3b3c</meta:generator>
  </office:meta>
</office:document-meta>
</file>